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font-weight="bold" style:font-weight-asian="bold" fo:language="en" fo:country="US"/>
    </style:style>
    <style:style style:name="T3" style:parent-style-name="Absatz-Standardschriftart" style:family="text">
      <style:text-properties fo:font-weight="bold" style:font-weight-asian="bold" fo:language="en" fo:country="US"/>
    </style:style>
    <style:style style:name="T4" style:parent-style-name="Absatz-Standardschriftart" style:family="text">
      <style:text-properties fo:font-weight="bold" style:font-weight-asian="bold" fo:language="en" fo:country="US"/>
    </style:style>
    <style:style style:name="T5" style:parent-style-name="Absatz-Standardschriftart" style:family="text">
      <style:text-properties fo:font-weight="bold" style:font-weight-asian="bold" fo:language="en" fo:country="US"/>
    </style:style>
    <style:style style:name="T6" style:parent-style-name="Absatz-Standardschriftart" style:family="text">
      <style:text-properties fo:font-weight="bold" style:font-weight-asian="bold" fo:language="en" fo:country="US"/>
    </style:style>
    <style:style style:name="T7" style:parent-style-name="Absatz-Standardschriftart" style:family="text">
      <style:text-properties fo:font-weight="bold" style:font-weight-asian="bold" fo:language="en" fo:country="US"/>
    </style:style>
    <style:style style:name="T8" style:parent-style-name="Absatz-Standardschriftart" style:family="text">
      <style:text-properties fo:language="en" fo:country="US"/>
    </style:style>
    <style:style style:name="T9" style:parent-style-name="Absatz-Standardschriftart" style:family="text">
      <style:text-properties fo:language="en" fo:country="US"/>
    </style:style>
    <style:style style:name="P10" style:parent-style-name="Standard" style:family="paragraph">
      <style:paragraph-properties fo:line-height="100%"/>
      <style:text-properties fo:language="en" fo:country="US"/>
    </style:style>
    <style:style style:name="P11" style:parent-style-name="Standard" style:family="paragraph">
      <style:paragraph-properties fo:line-height="100%"/>
      <style:text-properties fo:language="en" fo:country="US"/>
    </style:style>
    <style:style style:name="P12" style:parent-style-name="Standard" style:family="paragraph">
      <style:paragraph-properties fo:line-height="100%"/>
      <style:text-properties fo:font-size="16pt" style:font-size-asian="16pt" style:font-size-complex="16pt" fo:language="en" fo:country="US"/>
    </style:style>
    <style:style style:name="P13" style:parent-style-name="Standard" style:family="paragraph">
      <style:paragraph-properties fo:line-height="100%"/>
      <style:text-properties fo:language="en" fo:country="US"/>
    </style:style>
    <style:style style:name="P14" style:parent-style-name="Standard" style:family="paragraph">
      <style:text-properties fo:language="en" fo:country="US"/>
    </style:style>
    <style:style style:name="P15" style:parent-style-name="Standard" style:family="paragraph">
      <style:text-properties fo:language="en" fo:country="US"/>
    </style:style>
    <style:style style:name="T16" style:parent-style-name="Absatz-Standardschriftart" style:family="text">
      <style:text-properties fo:language="en" fo:country="US"/>
    </style:style>
    <style:style style:name="T17" style:parent-style-name="Absatz-Standardschriftart" style:family="text">
      <style:text-properties style:text-underline-type="single" style:text-underline-style="solid" style:text-underline-width="auto" style:text-underline-mode="continuous"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style:text-underline-type="single" style:text-underline-style="solid" style:text-underline-width="auto" style:text-underline-mode="continuou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style:text-underline-type="single" style:text-underline-style="solid" style:text-underline-width="auto" style:text-underline-mode="continuous" fo:language="en" fo:country="US"/>
    </style:style>
    <style:style style:name="T25" style:parent-style-name="Absatz-Standardschriftart" style:family="text">
      <style:text-properties fo:language="en" fo:country="US"/>
    </style:style>
    <style:style style:name="T26" style:parent-style-name="Absatz-Standardschriftart" style:family="text">
      <style:text-properties style:text-underline-type="single" style:text-underline-style="solid" style:text-underline-width="auto" style:text-underline-mode="continuou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style:text-underline-type="single" style:text-underline-style="solid" style:text-underline-width="auto" style:text-underline-mode="continuou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style:text-underline-type="single" style:text-underline-style="solid" style:text-underline-width="auto" style:text-underline-mode="continuous" fo:language="en" fo:country="US"/>
    </style:style>
    <style:style style:name="T31" style:parent-style-name="Absatz-Standardschriftart" style:family="text">
      <style:text-properties fo:language="en" fo:country="US"/>
    </style:style>
    <style:style style:name="T32" style:parent-style-name="Absatz-Standardschriftart" style:family="text">
      <style:text-properties style:text-underline-type="single" style:text-underline-style="solid" style:text-underline-width="auto" style:text-underline-mode="continuous" fo:language="en" fo:country="US"/>
    </style:style>
    <style:style style:name="T33" style:parent-style-name="Absatz-Standardschriftart" style:family="text">
      <style:text-properties fo:language="en" fo:country="US"/>
    </style:style>
    <style:style style:name="T34" style:parent-style-name="Absatz-Standardschriftart" style:family="text">
      <style:text-properties fo:font-weight="bold" style:font-weight-asian="bold"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Absatz-Standardschriftart" style:family="text">
      <style:text-properties fo:language="en" fo:country="US"/>
    </style:style>
    <style:style style:name="T40" style:parent-style-name="Absatz-Standardschriftart" style:family="text">
      <style:text-properties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Listenabsatz" style:family="paragraph">
      <style:text-properties fo:language="en" fo:country="US"/>
    </style:style>
    <style:style style:name="P50" style:parent-style-name="Listenabsatz" style:family="paragraph">
      <style:text-properties fo:language="en" fo:country="US"/>
    </style:style>
    <style:style style:name="P51" style:parent-style-name="Listenabsatz" style:family="paragraph">
      <style:text-properties fo:language="en" fo:country="US"/>
    </style:style>
    <style:style style:name="P52" style:parent-style-name="Listenabsatz" style:family="paragraph">
      <style:text-properties fo:language="en" fo:country="US"/>
    </style:style>
    <style:style style:name="P53" style:parent-style-name="Standard" style:family="paragraph">
      <style:text-properties fo:language="en" fo:country="US"/>
    </style:style>
    <style:style style:name="P54" style:parent-style-name="Listenabsatz" style:family="paragraph">
      <style:text-properties fo:language="en" fo:country="US"/>
    </style:style>
    <style:style style:name="P55" style:parent-style-name="Listenabsatz" style:family="paragraph">
      <style:text-properties fo:language="en" fo:country="US"/>
    </style:style>
    <style:style style:name="P56" style:parent-style-name="Listenabsatz" style:family="paragraph">
      <style:text-properties fo:language="en" fo:country="US"/>
    </style:style>
  </office:automatic-styles>
  <office:body>
    <office:text text:use-soft-page-breaks="true">
      <text:p text:style-name="P1"><text:span text:style-name="T2">Information<text:s/></text:span><text:span text:style-name="T3">Retrieval</text:span><text:span text:style-name="T4"><text:tab/></text:span><text:span text:style-name="T5"><text:tab/></text:span><text:span text:style-name="T6"><text:tab/>Programming Task P02</text:span><text:span text:style-name="T7"><text:tab/></text:span><text:span text:style-name="T8"><text:tab/></text:span><text:span text:style-name="T9"><text:tab/>WS 2017 / 2018</text:span></text:p>
      <text:p text:style-name="P10">Team: 1000DPS</text:p>
      <text:p text:style-name="P11">Member: Christopher Dollase <text:s/>(209045), Kilian Pößel (208488) , Friedrich Schwager (210552)</text:p>
      <text:p text:style-name="P12">Documentation</text:p>
      <text:p text:style-name="P13">“How did you solve the task (what library function have you used and for what purpose)?<text:s/>“</text:p>
      <text:p text:style-name="P14">The<text:s/>projects task was to program our own (command-line based)<text:s/>web search<text:s/>engine<text:s/>using the open source search library Lucene and Java. In the following abstract we will explain how we met the different criteria.</text:p>
      <text:p text:style-name="P15">From the input we extract globally available variables such as the users choice of which ranking model should be used (Vector<text:s/>Space Model (VS) or Okapi BM25 (OK)).</text:p>
      <text:p text:style-name="Standard"><text:span text:style-name="T16">The HTML-webpage-crawler is initiated by the<text:s/></text:span><text:span text:style-name="T17">run</text:span><text:span text:style-name="T18">-method<text:s/></text:span><text:span text:style-name="T19">of the<text:s/></text:span><text:span text:style-name="T20">in the main-method.<text:s/></text:span><text:span text:style-name="T21">Run</text:span><text:span text:style-name="T22"><text:s/>takes the the globally available user choice of<text:s/></text:span><text:span text:style-name="T23">the<text:s/></text:span><text:span text:style-name="T24">seedURL</text:span><text:span text:style-name="T25">, an<text:s/></text:span><text:span text:style-name="T26">indexDir</text:span><text:span text:style-name="T27"><text:s/>and the<text:s/></text:span><text:span text:style-name="T28">maxDepth</text:span><text:span text:style-name="T29">. Its functionality is split into two submethods:<text:s/></text:span><text:span text:style-name="T30">CrawlAndAddURLtoList</text:span><text:span text:style-name="T31"><text:s/>and<text:s/></text:span><text:span text:style-name="T32">PrintURLtoTXT</text:span><text:span text:style-name="T33">.</text:span></text:p>
      <text:p text:style-name="Standard"><text:span text:style-name="T34">CrawlAndAddURLtoList</text:span><text:span text:style-name="T35"><text:s/>is a recursively called method. S</text:span><text:span text:style-name="T36">tarting with the seedURL and a current depth of 0, the method<text:s/></text:span><text:span text:style-name="T37">performs a depth-first search (crawl process). Each call starts by a check</text:span><text:span text:style-name="T38"><text:s/>for duplicates, therefore<text:s/></text:span><text:span text:style-name="T39">avoiding</text:span><text:span text:style-name="T40"><text:s/>cycles in the crawl-proc</text:span><text:span text:style-name="T41">ess. If no duplicates were found</text:span><text:span text:style-name="T42"><text:s/>and the maximum depth is not reached, the method<text:s/></text:span><text:span text:style-name="T43">calls the normalize() – method and<text:s/></text:span><text:span text:style-name="T44">tries to retrieve all Links contained by the current HTML Document.<text:s/></text:span></text:p>
      <text:p text:style-name="P45"/>
      <text:p text:style-name="P46">In order to parse HTML documents in the given folder and its subfolders, we collect the different files in an arrayList, recursively print the names of the files to list them and finally use the jsoup.parse method to extract the title and the body from the HTML files. For each file we use the extracted title and body strings and give them to the getDocument method in which we use the Lucene methods to create indexable documents. Each document includes multiple Lucene TextFields which hold the title, body, summary and path of the indexed file. After we created a document for each file, we use the Lucene library functions to instantiate a IndexWriterConfig and a Standardanalyzer with which the Indexwriter analyses the documents. It includes a stemmer for the English language.</text:p>
      <text:p text:style-name="P47">To select an available search index or to create a new one if not available in the chosen directory we wrote multiple methods that run in the following order: we start with the SelectIndex method which<text:s/>runs the methods createIndexWriter, ParseDocsinGivenFolder, closeIndexWriter. <text:s/>If we create a new index depends on whether an index already exists or not. So we check that first. After that we use the Lucene functions to create an indexWriterConfig and instantiate a new indexWriter with the given path and configuration. <text:s/>In ParseDocsinGivenFolder, we collect all files and add them to our IndexWriter if they end with '.html'. We index the files via Lucene addDocument method. After all files are parsed we have to close the IndexWriter.</text:p>
      <text:p text:style-name="P48">Before we search the index with the given query, we call the CreateIndexReaderAndSearcher to do just what the name tells. <text:s/>The search function takes our analyzer and the query string to build a Query object for each the title and the body to enable multiple field search. After that our index<text:s/><text:soft-page-break/>searcher is used to build ranked hits for each field and then merge them together so that we get the final rank list of size 10. This list is transformed into a more easy to read data object<text:s/>called SearchResult that we use to easily print out the results. Finally the PrintResults method makes use of the data structure of our SearchResult object and prints out each result to the console with rank, title, summary, relevance score and path.</text:p>
      <text:p text:style-name="P49"/>
      <text:p text:style-name="P50"/>
      <text:p text:style-name="P51"/>
      <text:p text:style-name="P52">“The second page should contain an example of the java command with concrete parameters and the corresponding output of your program.”</text:p>
      <text:p text:style-name="P53">The described program can be run as a jar file and processes the following input:</text:p>
      <text:p text:style-name="P54">java -jar IR P01.jar [path to document folder] [path to index folder] [VS/OK] [query]</text:p>
      <text:p text:style-name="P55">java –jar IR_P02.jar [seedURL] [crawl depth] [path_to_index_folder] [query]</text:p>
      <text:p text:style-name="P5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paragraph-properties fo:widows="2" fo:orphans="2"/>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Listenabsatz" style:display-name="Listenabsatz" style:family="paragraph" style:parent-style-name="Standard">
      <style:paragraph-properties fo:margin-left="0.5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hema" style:display-name="Kommentarthema" style:family="paragraph" style:parent-style-name="Kommentartext">
      <style:text-properties fo:font-weight="bold" style:font-weight-asian="bold" style:font-weight-complex="bold" fo:hyphenate="false"/>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Kommentarzeichen" style:display-name="Kommentarzeichen" style:family="text" style:parent-style-name="Absatz-Standardschriftart">
      <style:text-properties fo:font-size="8pt" style:font-size-asian="8pt" style:font-size-complex="8pt"/>
    </style:style>
    <style:style style:name="KommentartextZchn" style:display-name="Kommentartext Zchn" style:family="text" style:parent-style-name="Absatz-Standardschriftart">
      <style:text-properties fo:font-size="10pt" style:font-size-asian="10pt" style:font-size-complex="10pt"/>
    </style:style>
    <style:style style:name="KommentarthemaZchn" style:display-name="Kommentarthema Zchn" style:family="text" style:parent-style-name="KommentartextZchn">
      <style:text-properties fo:font-weight="bold" style:font-weight-asian="bold" style:font-weight-complex="bold"/>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ListLabel1" style:display-name="ListLabel 1" style:family="text">
      <style:text-properties style:font-name-complex="Calibri"/>
    </style:style>
    <style:style style:name="ListLabel2" style:display-name="ListLabel 2" style:family="text">
      <style:text-properties style:font-name-complex="Courier New"/>
    </style:style>
    <style:style style:name="WW_CharLFO1LVL1" style:family="text">
      <style:text-properties style:font-name="Times New Roman" style:font-name-complex="Calibri"/>
    </style:style>
    <style:style style:name="WW_CharLFO1LVL2" style:family="text">
      <style:text-properties style:font-name="Times New Roman" style:font-name-complex="Courier New"/>
    </style:style>
    <style:style style:name="WW_CharLFO1LVL5" style:family="text">
      <style:text-properties style:font-name="Times New Roman" style:font-name-complex="Courier New"/>
    </style:style>
    <style:style style:name="WW_CharLFO1LVL8" style:family="text">
      <style:text-properties style:font-name="Times New Roman" style:font-name-complex="Courier New"/>
    </style:style>
    <text:list-style style:name="WWNum1" style:display-name="WWNum1">
      <text:list-level-style-bullet text:level="1" text:style-name="WW_CharLFO1LVL1" text:bullet-char="-">
        <style:list-level-properties/>
        <style:text-properties style:font-name="Times New Roman"/>
      </text:list-level-style-bullet>
      <text:list-level-style-bullet text:level="2" text:style-name="WW_CharLFO1LVL2" text:bullet-char="o">
        <style:list-level-properties/>
        <style:text-properties style:font-name="Times New Roman"/>
      </text:list-level-style-bullet>
      <text:list-level-style-bullet text:level="3" text:bullet-char="">
        <style:list-level-properties/>
      </text:list-level-style-bullet>
      <text:list-level-style-bullet text:level="4" text:bullet-char="">
        <style:list-level-properties/>
      </text:list-level-style-bullet>
      <text:list-level-style-bullet text:level="5" text:style-name="WW_CharLFO1LVL5" text:bullet-char="o">
        <style:list-level-properties/>
        <style:text-properties style:font-name="Times New Roman"/>
      </text:list-level-style-bullet>
      <text:list-level-style-bullet text:level="6" text:bullet-char="">
        <style:list-level-properties/>
      </text:list-level-style-bullet>
      <text:list-level-style-bullet text:level="7" text:bullet-char="">
        <style:list-level-properties/>
      </text:list-level-style-bullet>
      <text:list-level-style-bullet text:level="8" text:style-name="WW_CharLFO1LVL8" text:bullet-char="o">
        <style:list-level-properties/>
        <style:text-properties style:font-name="Times New Roman"/>
      </text:list-level-style-bullet>
      <text:list-level-style-bullet text:level="9" text:bullet-char="">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admin</meta:initial-creator>
    <dc:creator>admin</dc:creator>
    <meta:creation-date>2018-01-14T13:53:00Z</meta:creation-date>
    <dc:date>2018-01-14T13:53:00Z</dc:date>
    <meta:template xlink:href="Normal" xlink:type="simple"/>
    <meta:editing-cycles>2</meta:editing-cycles>
    <meta:editing-duration>PT0S</meta:editing-duration>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7" meta:word-count="547" meta:character-count="3987" meta:row-count="28" meta:non-whitespace-character-count="3447"/>
  </office:meta>
</office:document-meta>
</file>